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业务逻辑文档</text:p>
      <text:p text:style-name="Subtitle">类型层级定义</text:p>
      <text:h text:style-name="Heading_20_1" text:outline-level="1">资产</text:h>
      <text:list xml:id="list2300887661073435877" text:style-name="L1">
        <text:list-item>
          <text:p text:style-name="P1">资产</text:p>
          <text:list>
            <text:list-item>
              <text:p text:style-name="P1">现金</text:p>
              <text:list>
                <text:list-item>
                  <text:p text:style-name="P1">存款</text:p>
                </text:list-item>
                <text:list-item>
                  <text:p text:style-name="P1">应付</text:p>
                </text:list-item>
                <text:list-item>
                  <text:p text:style-name="P1">应收</text:p>
                </text:list-item>
                <text:list-item>
                  <text:p text:style-name="P1">费用</text:p>
                </text:list-item>
                <text:list-item>
                  <text:p text:style-name="P1">期货保证金</text:p>
                </text:list-item>
              </text:list>
            </text:list-item>
            <text:list-item>
              <text:p text:style-name="P1">证券</text:p>
              <text:list>
                <text:list-item>
                  <text:p text:style-name="P1">股票</text:p>
                </text:list-item>
                <text:list-item>
                  <text:p text:style-name="P1">期货</text:p>
                  <text:list>
                    <text:list-item>
                      <text:p text:style-name="P1">股指期货</text:p>
                    </text:list-item>
                    <text:list-item>
                      <text:p text:style-name="P1">商品期货</text:p>
                    </text:list-item>
                  </text:list>
                </text:list-item>
                <text:list-item>
                  <text:p text:style-name="P1">债券</text:p>
                  <text:list>
                    <text:list-item>
                      <text:p text:style-name="P1">国债</text:p>
                    </text:list-item>
                    <text:list-item>
                      <text:p text:style-name="P1">企业债</text:p>
                    </text:list-item>
                  </text:list>
                </text:list-item>
                <text:list-item>
                  <text:p text:style-name="P1">回购</text:p>
                </text:list-item>
              </text:list>
            </text:list-item>
          </text:list>
        </text:list-item>
      </text:list>
      <text:h text:style-name="Heading_20_1" text:outline-level="1">交易</text:h>
      <text:p text:style-name="Text_20_body">交易对应到资产类型，一种资产类型一般有多种交易。注意交易对应的资产类型并不是这种交易将要变动的资产，而是产生交易的主要资产。如股票买卖交易会变动股票持仓和应付清算款，但是对应的资产类型为股票。</text:p>
      <text:p text:style-name="Text_20_body">外部交易为从外部系统来的交易，如交易系统返回的成交回报。内部交易为PMS系统内部生成的交易，如每日的清算款结算，股票分红送配。外部和内部交易可以共用一套交易类型，这样在外部系统接入以后，一些内部交易可以转由外部交易代替。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Nimbus Roman No9 L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5T09:03:31.455304176</meta:creation-date>
    <meta:generator>LibreOffice/4.1.5.3$Linux_X86_64 LibreOffice_project/410m0$Build-3</meta:generator>
    <dc:date>2014-03-15T09:15:43.714766111</dc:date>
    <meta:editing-duration>PT9M34S</meta:editing-duration>
    <meta:editing-cycles>10</meta:editing-cycles>
    <meta:document-statistic meta:table-count="0" meta:image-count="0" meta:object-count="0" meta:page-count="1" meta:paragraph-count="22" meta:word-count="276" meta:character-count="294" meta:non-whitespace-character-count="294"/>
  </office:meta>
</office:document-meta>
</file>